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0mm" svg:height="50mm" svg:x="133.4mm" svg:y="4.45mm">
            <draw:object draw:notify-on-update-of-ranges="Sheet1.A2:Sheet1.A2 Sheet1.A3:Sheet1.A4 Sheet1.B2:Sheet1.B2 Sheet1.B3:Sheet1.B4 Sheet1.C2:Sheet1.C2 Sheet1.C3:Sheet1.C4 Sheet1.D2:Sheet1.D2 Sheet1.D3:Sheet1.D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utex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Posix Threads</text:p>
          </table:table-cell>
          <table:table-cell office:value-type="float" office:value="0.972" calcext:value-type="float">
            <text:p>0.972</text:p>
          </table:table-cell>
          <table:table-cell office:value-type="float" office:value="9.289" calcext:value-type="float">
            <text:p>9.289</text:p>
          </table:table-cell>
          <table:table-cell office:value-type="float" office:value="4.198" calcext:value-type="float">
            <text:p>4.198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38.56" calcext:value-type="float">
            <text:p>38.56</text:p>
          </table:table-cell>
          <table:table-cell office:value-type="float" office:value="1.605" calcext:value-type="float">
            <text:p>1.605</text:p>
          </table:table-cell>
          <table:table-cell office:value-type="float" office:value="5.865" calcext:value-type="float">
            <text:p>5.8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4-25T12:17:31.127520831</meta:creation-date>
    <dc:date>2015-04-25T22:10:10.897979302</dc:date>
    <dc:creator>Ricardo Galli</dc:creator>
    <meta:editing-duration>PT6H51M57S</meta:editing-duration>
    <meta:editing-cycles>5</meta:editing-cycles>
    <meta:generator>LibreOffice/4.4.2.2$Linux_X86_64 LibreOffice_project/40m0$Build-2</meta:generator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08cm" svg:y="1.703cm" style:legend-expansion="high" chart:style-name="ch2"/>
        <chart:plot-area chart:style-name="ch3" table:cell-range-address="Sheet1.A2:Sheet1.D4" chart:data-source-has-labels="both" svg:x="0.36cm" svg:y="0.1cm" svg:width="15.388cm" svg:height="4.801cm">
          <chartooo:coordinate-region svg:x="0.981cm" svg:y="0.299cm" svg:width="14.767cm" svg:height="3.955cm"/>
          <chart:axis chart:dimension="x" chart:name="primary-x" chart:style-name="ch4" chartooo:axis-type="auto">
            <chartooo:date-scale/>
            <chart:categories table:cell-range-address="Sheet1.A3:Sheet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4" chart:label-cell-address="Sheet1.B2:Sheet1.B2" chart:class="chart:bar">
            <chart:data-point chart:repeated="2"/>
          </chart:series>
          <chart:series chart:style-name="ch8" chart:values-cell-range-address="Sheet1.C3:Sheet1.C4" chart:label-cell-address="Sheet1.C2:Sheet1.C2" chart:class="chart:bar">
            <chart:data-point chart:repeated="2"/>
          </chart:series>
          <chart:series chart:style-name="ch9" chart:values-cell-range-address="Sheet1.D3:Sheet1.D4" chart:label-cell-address="Sheet1.D2:Sheet1.D2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tex</text:p>
                <draw:g>
                  <svg:desc>Sheet1.B2:Sheet1.B2</svg:desc>
                </draw:g>
              </table:table-cell>
              <table:table-cell office:value-type="string">
                <text:p>monitor</text:p>
                <draw:g>
                  <svg:desc>Sheet1.C2:Sheet1.C2</svg:desc>
                </draw:g>
              </table:table-cell>
              <table:table-cell office:value-type="string">
                <text:p>barrier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six Threads</text:p>
                <draw:g>
                  <svg:desc>Sheet1.A3:Sheet1.A4</svg:desc>
                </draw:g>
              </table:table-cell>
              <table:table-cell office:value-type="float" office:value="0.972">
                <text:p>0.972</text:p>
                <draw:g>
                  <svg:desc>Sheet1.B3:Sheet1.B4</svg:desc>
                </draw:g>
              </table:table-cell>
              <table:table-cell office:value-type="float" office:value="9.289">
                <text:p>9.289</text:p>
                <draw:g>
                  <svg:desc>Sheet1.C3:Sheet1.C4</svg:desc>
                </draw:g>
              </table:table-cell>
              <table:table-cell office:value-type="float" office:value="4.198">
                <text:p>4.198</text:p>
                <draw:g>
                  <svg:desc>Sheet1.D3:Sheet1.D4</svg:desc>
                </draw:g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8.56">
                <text:p>38.56</text:p>
              </table:table-cell>
              <table:table-cell office:value-type="float" office:value="1.605">
                <text:p>1.605</text:p>
              </table:table-cell>
              <table:table-cell office:value-type="float" office:value="5.865">
                <text:p>5.8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